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d285" officeooo:paragraph-rsid="001fd285"/>
    </style:style>
    <style:style style:name="P2" style:family="paragraph" style:parent-style-name="Standard">
      <style:text-properties officeooo:rsid="0020dd23" officeooo:paragraph-rsid="0020dd23"/>
    </style:style>
    <style:style style:name="P3" style:family="paragraph" style:parent-style-name="Standard">
      <style:text-properties fo:font-weight="bold" officeooo:rsid="0020dd23" officeooo:paragraph-rsid="0020dd23" fo:background-color="#ffff00" style:font-weight-asian="bold" style:font-weight-complex="bold"/>
    </style:style>
    <style:style style:name="P4" style:family="paragraph" style:parent-style-name="Standard">
      <style:text-properties fo:font-weight="bold" officeooo:rsid="0020dd23" officeooo:paragraph-rsid="0020dd23" style:font-weight-asian="bold" style:font-weight-complex="bold"/>
    </style:style>
    <style:style style:name="P5" style:family="paragraph" style:parent-style-name="Standard">
      <style:text-properties fo:font-weight="bold" officeooo:rsid="001fd285" officeooo:paragraph-rsid="001fd285" style:font-weight-asian="bold" style:font-weight-complex="bold"/>
    </style:style>
    <style:style style:name="P6" style:family="paragraph" style:parent-style-name="Standard">
      <style:text-properties officeooo:rsid="00223779" officeooo:paragraph-rsid="00223779"/>
    </style:style>
    <style:style style:name="P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fd285" officeooo:paragraph-rsid="001fd285"/>
    </style:style>
    <style:style style:name="P8" style:family="paragraph" style:parent-style-name="Standard">
      <style:text-properties officeooo:rsid="00223779" officeooo:paragraph-rsid="00236794"/>
    </style:style>
    <style:style style:name="T1" style:family="text">
      <style:text-properties fo:font-weight="bold" fo:background-color="#ffff00" loext:char-shading-value="0" style:font-weight-asian="bold" style:font-weight-complex="bold"/>
    </style:style>
    <style:style style:name="T2" style:family="text">
      <style:text-properties fo:color="#800000" fo:font-weight="bold" fo:background-color="#ffff00" loext:char-shading-value="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vc_uninit_video: called from this LINE:1583 </text:p>
      <text:p text:style-name="P1">[ 2298.153317] Caller is uvc_video_enable+0x123/0x1c0 [uvcvideo] </text:p>
      <text:p text:style-name="P1">[ 2298.153322] Caller is uvc_v4l2_do_ioctl+0x72b/0x1630 [uvcvideo] </text:p>
      <text:p text:style-name="P1">[ 2298.153332] Caller is video_usercopy+0x22e/0x5b0 [videodev] </text:p>
      <text:p text:style-name="P1">[ 2298.235898] ----------------<text:span text:style-name="T1">kthread <text:s/>stopped-----------total_len =</text:span><text:span text:style-name="T2">159440278 </text:span></text:p>
      <text:p text:style-name="P1">[ 2298.235939] <text:s/>kthread is stoped </text:p>
      <text:p text:style-name="P1"/>
      <text:p text:style-name="P1"/>
      <text:p text:style-name="P4">file size 159.4 MB</text:p>
      <text:p text:style-name="P7"/>
      <text:p text:style-name="P1"/>
      <text:p text:style-name="P1"/>
      <text:p text:style-name="P2"><text:s/>Caller is video_usercopy+0x22e/0x5b0 [videodev] </text:p>
      <text:p text:style-name="P2">[ 4200.915998] --------------<text:span text:style-name="T1">--kthread <text:s/>stopped-----------total_len =</text:span><text:span text:style-name="T2">1202776190 </text:span></text:p>
      <text:p text:style-name="P3">[ 4200.916020] <text:s/>kthread is stoped </text:p>
      <text:p text:style-name="P1"/>
      <text:p text:style-name="P4">file size 1.2 GB </text:p>
      <text:p text:style-name="P5"/>
      <text:p text:style-name="P6">gst-launch-1.0 v4l2src device=/dev/video0 ! image/mjpg width=1920,hight=1080, framerate=30/1 ! filesink location=sample.mjpg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8:43:44.751238323</meta:creation-date>
    <dc:date>2018-03-08T08:59:21.580953384</dc:date>
    <meta:editing-duration>PT4M2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69" meta:character-count="675" meta:non-whitespace-character-count="607"/>
  </office:meta>
</office:document-meta>
</file>